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2.4396in" style:rel-column-width="23087*"/>
    </style:style>
    <style:style style:name="Table1.B" style:family="table-column">
      <style:table-column-properties style:column-width="4.4854in" style:rel-column-width="42448*"/>
    </style:style>
    <style:style style:name="Table1.A1" style:family="table-cell">
      <style:table-cell-properties fo:padding="0in" fo:border="none"/>
    </style:style>
    <style:style style:name="Table2" style:family="table">
      <style:table-properties style:width="6.925in" table:align="margins"/>
    </style:style>
    <style:style style:name="Table2.A" style:family="table-column">
      <style:table-column-properties style:column-width="1.6667in" style:rel-column-width="15772*"/>
    </style:style>
    <style:style style:name="Table2.B" style:family="table-column">
      <style:table-column-properties style:column-width="5.2583in" style:rel-column-width="49763*"/>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Standard">
      <style:text-properties fo:font-size="14pt" fo:font-weight="bold" officeooo:rsid="00429685" officeooo:paragraph-rsid="00429685" style:font-size-asian="14pt" style:font-weight-asian="bold" style:font-size-complex="14pt" style:font-weight-complex="bold"/>
    </style:style>
    <style:style style:name="P2" style:family="paragraph" style:parent-style-name="Standard">
      <style:text-properties fo:font-size="14pt" fo:font-weight="bold" officeooo:rsid="0146ae3e" officeooo:paragraph-rsid="006a2776" style:font-size-asian="14pt" style:font-weight-asian="bold" style:font-size-complex="14pt" style:font-weight-complex="bold"/>
    </style:style>
    <style:style style:name="P3" style:family="paragraph" style:parent-style-name="Standard">
      <style:text-properties fo:font-size="14pt" fo:font-weight="bold" officeooo:rsid="01223f5e" officeooo:paragraph-rsid="006abf85" style:font-size-asian="14pt" style:font-weight-asian="bold" style:font-size-complex="14pt" style:font-weight-complex="bold"/>
    </style:style>
    <style:style style:name="P4" style:family="paragraph" style:parent-style-name="Standard">
      <style:text-properties fo:font-size="14pt" fo:font-weight="bold" officeooo:rsid="004c54fb" officeooo:paragraph-rsid="006d89b2" style:font-size-asian="12.25pt" style:font-weight-asian="bold" style:font-size-complex="14pt" style:font-weight-complex="bold"/>
    </style:style>
    <style:style style:name="P5" style:family="paragraph" style:parent-style-name="Standard">
      <style:text-properties officeooo:paragraph-rsid="00259f4d"/>
    </style:style>
    <style:style style:name="P6" style:family="paragraph" style:parent-style-name="Standard">
      <style:text-properties officeooo:rsid="002ff161" officeooo:paragraph-rsid="002ff161"/>
    </style:style>
    <style:style style:name="P7" style:family="paragraph" style:parent-style-name="Standard">
      <style:text-properties fo:font-size="12pt" fo:font-weight="normal" officeooo:rsid="00429685" officeooo:paragraph-rsid="00429685" style:font-size-asian="10.5pt" style:font-weight-asian="normal" style:font-size-complex="12pt" style:font-weight-complex="normal"/>
    </style:style>
    <style:style style:name="P8" style:family="paragraph" style:parent-style-name="Standard">
      <style:text-properties fo:font-size="12pt" fo:font-weight="normal" officeooo:rsid="0062379f" officeooo:paragraph-rsid="0043803e" style:font-size-asian="10.5pt" style:font-weight-asian="normal" style:font-size-complex="12pt" style:font-weight-complex="normal"/>
    </style:style>
    <style:style style:name="P9" style:family="paragraph" style:parent-style-name="Standard">
      <style:text-properties fo:font-size="12pt" fo:font-weight="normal" officeooo:rsid="0036388e" officeooo:paragraph-rsid="006ce116" style:font-size-asian="10.5pt" style:font-weight-asian="normal" style:font-size-complex="12pt" style:font-weight-complex="normal"/>
    </style:style>
    <style:style style:name="P10" style:family="paragraph" style:parent-style-name="Standard">
      <style:text-properties fo:font-size="12pt" fo:font-weight="normal" officeooo:rsid="0035cdcb" officeooo:paragraph-rsid="006ce116" style:font-size-asian="10.5pt" style:font-weight-asian="normal" style:font-size-complex="12pt" style:font-weight-complex="normal"/>
    </style:style>
    <style:style style:name="P11" style:family="paragraph" style:parent-style-name="Standard">
      <style:text-properties fo:font-size="12pt" fo:font-weight="normal" officeooo:rsid="00413c0f" officeooo:paragraph-rsid="006ce116" style:font-size-asian="10.5pt" style:font-weight-asian="normal" style:font-size-complex="12pt" style:font-weight-complex="normal"/>
    </style:style>
    <style:style style:name="P12" style:family="paragraph" style:parent-style-name="Standard">
      <style:text-properties fo:font-size="12pt" fo:font-weight="normal" officeooo:rsid="004139c1" officeooo:paragraph-rsid="006a2776" style:font-size-asian="14pt" style:font-weight-asian="normal" style:font-size-complex="14pt" style:font-weight-complex="normal"/>
    </style:style>
    <style:style style:name="P13" style:family="paragraph" style:parent-style-name="Standard">
      <style:text-properties fo:font-size="12pt" fo:font-weight="normal" officeooo:rsid="004c54fb" officeooo:paragraph-rsid="006d89b2" style:font-size-asian="12.25pt" style:font-weight-asian="normal" style:font-size-complex="14pt" style:font-weight-complex="normal"/>
    </style:style>
    <style:style style:name="P14" style:family="paragraph" style:parent-style-name="Standard">
      <style:text-properties fo:font-size="12pt" officeooo:rsid="00330a50" officeooo:paragraph-rsid="00330a50" style:font-size-asian="10.5pt" style:font-size-complex="12pt"/>
    </style:style>
    <style:style style:name="P15" style:family="paragraph" style:parent-style-name="Table_20_Contents">
      <style:paragraph-properties fo:text-align="end" style:justify-single-word="false"/>
      <style:text-properties fo:font-size="12pt" officeooo:rsid="006a2776" officeooo:paragraph-rsid="006a2776" style:font-size-asian="12pt" style:font-size-complex="12pt"/>
    </style:style>
    <style:style style:name="P16" style:family="paragraph" style:parent-style-name="Standard">
      <style:text-properties fo:font-style="normal" officeooo:rsid="0066cb8a" officeooo:paragraph-rsid="0066cb8a" style:font-style-asian="normal" style:font-style-complex="normal"/>
    </style:style>
    <style:style style:name="P17" style:family="paragraph" style:parent-style-name="Standard">
      <style:text-properties fo:font-style="normal" officeooo:rsid="0067a92c" officeooo:paragraph-rsid="0067a92c" style:font-style-asian="normal" style:font-style-complex="normal"/>
    </style:style>
    <style:style style:name="P18" style:family="paragraph" style:parent-style-name="Standard">
      <style:text-properties fo:font-style="normal" officeooo:rsid="0067a92c" officeooo:paragraph-rsid="006ce116" style:font-style-asian="normal" style:font-style-complex="normal"/>
    </style:style>
    <style:style style:name="P19" style:family="paragraph" style:parent-style-name="Standard">
      <style:text-properties fo:font-style="normal" officeooo:rsid="006ce116" officeooo:paragraph-rsid="006ce116" style:font-style-asian="normal" style:font-style-complex="normal"/>
    </style:style>
    <style:style style:name="P20" style:family="paragraph" style:parent-style-name="Standard">
      <style:paragraph-properties fo:break-before="page"/>
      <style:text-properties officeooo:rsid="004139c1" officeooo:paragraph-rsid="006a2776"/>
    </style:style>
    <style:style style:name="P21" style:family="paragraph" style:parent-style-name="Standard">
      <style:text-properties officeooo:rsid="004139c1" officeooo:paragraph-rsid="006a2776"/>
    </style:style>
    <style:style style:name="P22" style:family="paragraph" style:parent-style-name="Standard">
      <style:text-properties officeooo:rsid="00429685" officeooo:paragraph-rsid="006a2776"/>
    </style:style>
    <style:style style:name="P23" style:family="paragraph" style:parent-style-name="Standard">
      <style:text-properties officeooo:rsid="00330a50" officeooo:paragraph-rsid="006a2776"/>
    </style:style>
    <style:style style:name="P24" style:family="paragraph" style:parent-style-name="Standard">
      <style:text-properties officeooo:rsid="014981bc" officeooo:paragraph-rsid="006abf85"/>
    </style:style>
    <style:style style:name="P25" style:family="paragraph" style:parent-style-name="Standard">
      <style:text-properties officeooo:rsid="004d8be1" officeooo:paragraph-rsid="004d8be1"/>
    </style:style>
    <style:style style:name="P26" style:family="paragraph" style:parent-style-name="Table_20_Contents">
      <style:text-properties officeooo:rsid="00576732" officeooo:paragraph-rsid="00576732"/>
    </style:style>
    <style:style style:name="P27" style:family="paragraph" style:parent-style-name="Table_20_Contents">
      <style:text-properties fo:font-size="13pt" officeooo:rsid="0017650d" officeooo:paragraph-rsid="00259f4d" style:font-size-asian="13pt" style:font-size-complex="13pt"/>
    </style:style>
    <style:style style:name="P28" style:family="paragraph" style:parent-style-name="Table_20_Contents">
      <style:paragraph-properties fo:text-align="end" style:justify-single-word="false"/>
      <style:text-properties fo:font-size="8pt" officeooo:rsid="0109facf" officeooo:paragraph-rsid="0109facf" style:font-size-asian="12.25pt" style:font-size-complex="14pt"/>
    </style:style>
    <style:style style:name="P29" style:family="paragraph" style:parent-style-name="Table_20_Contents">
      <style:text-properties officeooo:rsid="005068e8" officeooo:paragraph-rsid="006a2776"/>
    </style:style>
    <style:style style:name="P30" style:family="paragraph" style:parent-style-name="Table_20_Contents">
      <style:text-properties officeooo:rsid="00524f3f" officeooo:paragraph-rsid="006a2776"/>
    </style:style>
    <style:style style:name="P31" style:family="paragraph" style:parent-style-name="Standard">
      <style:text-properties fo:font-size="14pt" fo:font-weight="bold" officeooo:rsid="00330a50" officeooo:paragraph-rsid="00330a50" style:font-size-asian="14pt" style:font-weight-asian="bold" style:font-size-complex="14pt" style:font-weight-complex="bold"/>
    </style:style>
    <style:style style:name="P32" style:family="paragraph" style:parent-style-name="Standard">
      <style:text-properties fo:font-style="normal" officeooo:rsid="0067a92c" officeooo:paragraph-rsid="006ce116" style:font-style-asian="normal" style:font-style-complex="normal"/>
    </style:style>
    <style:style style:name="P33" style:family="paragraph" style:parent-style-name="Standard" style:list-style-name="L1">
      <style:text-properties fo:font-style="normal" officeooo:rsid="00606b91" officeooo:paragraph-rsid="006abf85" style:font-style-asian="normal" style:font-style-complex="normal"/>
    </style:style>
    <style:style style:name="P34" style:family="paragraph" style:parent-style-name="Standard" style:list-style-name="L1">
      <style:text-properties fo:font-style="normal" officeooo:rsid="006db1bb" officeooo:paragraph-rsid="006db1bb" style:font-style-asian="normal" style:font-style-complex="normal"/>
    </style:style>
    <style:style style:name="P35" style:family="paragraph" style:parent-style-name="Standard" style:list-style-name="L1">
      <style:text-properties officeooo:rsid="0146ae3e" officeooo:paragraph-rsid="006abf85"/>
    </style:style>
    <style:style style:name="P36" style:family="paragraph" style:parent-style-name="Standard" style:list-style-name="L1">
      <style:text-properties officeooo:rsid="006ac72c" officeooo:paragraph-rsid="006abf85"/>
    </style:style>
    <style:style style:name="P37" style:family="paragraph" style:parent-style-name="Standard" style:list-style-name="L2">
      <style:text-properties officeooo:rsid="006ac72c" officeooo:paragraph-rsid="006a2776"/>
    </style:style>
    <style:style style:name="P38" style:family="paragraph" style:parent-style-name="Standard" style:list-style-name="L1">
      <style:text-properties officeooo:rsid="006cec61" officeooo:paragraph-rsid="006cec61"/>
    </style:style>
    <style:style style:name="P39" style:family="paragraph" style:parent-style-name="Standard" style:list-style-name="L1">
      <style:text-properties officeooo:rsid="01482a8a" officeooo:paragraph-rsid="006abf85"/>
    </style:style>
    <style:style style:name="P40" style:family="paragraph" style:parent-style-name="Standard" style:list-style-name="L2">
      <style:text-properties fo:language="en" fo:country="US" officeooo:rsid="006a2776" officeooo:paragraph-rsid="006a2776"/>
    </style:style>
    <style:style style:name="T1" style:family="text">
      <style:text-properties officeooo:rsid="0043803e"/>
    </style:style>
    <style:style style:name="T2" style:family="text">
      <style:text-properties officeooo:rsid="004da4d4"/>
    </style:style>
    <style:style style:name="T3" style:family="text">
      <style:text-properties officeooo:rsid="004e8267"/>
    </style:style>
    <style:style style:name="T4" style:family="text">
      <style:text-properties officeooo:rsid="0066beba"/>
    </style:style>
    <style:style style:name="T5" style:family="text">
      <style:text-properties officeooo:rsid="0067a92c"/>
    </style:style>
    <style:style style:name="T6" style:family="text">
      <style:text-properties officeooo:rsid="005cf1de"/>
    </style:style>
    <style:style style:name="T7" style:family="text">
      <style:text-properties officeooo:rsid="006a2776"/>
    </style:style>
    <style:style style:name="T8" style:family="text">
      <style:text-properties officeooo:rsid="00585a62"/>
    </style:style>
    <style:style style:name="T9" style:family="text">
      <style:text-properties officeooo:rsid="0058930c"/>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fo:font-weight="bold" officeooo:rsid="00524f3f" style:font-size-asian="14pt" style:font-weight-asian="bold" style:font-size-complex="14pt" style:font-weight-complex="bold"/>
    </style:style>
    <style:style style:name="T12" style:family="text">
      <style:text-properties fo:language="en" fo:country="US"/>
    </style:style>
    <style:style style:name="T13" style:family="text">
      <style:text-properties fo:language="en" fo:country="US" officeooo:rsid="00669f71"/>
    </style:style>
    <style:style style:name="T14" style:family="text">
      <style:text-properties fo:language="en" fo:country="US" officeooo:rsid="006a2776"/>
    </style:style>
    <style:style style:name="T15" style:family="text">
      <style:text-properties officeooo:rsid="01482a8a"/>
    </style:style>
    <style:style style:name="T16" style:family="text">
      <style:text-properties officeooo:rsid="0068eb02"/>
    </style:style>
    <style:style style:name="T17" style:family="text">
      <style:text-properties officeooo:rsid="006ac72c"/>
    </style:style>
    <style:style style:name="T18" style:family="text">
      <style:text-properties officeooo:rsid="006abf85"/>
    </style:style>
    <style:style style:name="T19" style:family="text">
      <style:text-properties officeooo:rsid="006b5883"/>
    </style:style>
    <style:style style:name="T20" style:family="text">
      <style:text-properties officeooo:rsid="006ce116"/>
    </style:style>
    <style:style style:name="T21" style:family="text">
      <style:text-properties fo:font-weight="normal" officeooo:rsid="006ce116" style:font-weight-asian="normal" style:font-weight-complex="normal"/>
    </style:style>
    <style:style style:name="T22" style:family="text">
      <style:text-properties fo:font-size="10pt" fo:font-weight="normal" officeooo:rsid="006ce116" style:font-weight-asian="normal" style:font-weight-complex="normal"/>
    </style:style>
    <style:style style:name="T23" style:family="text">
      <style:text-properties fo:font-size="10pt" fo:font-weight="normal" officeooo:rsid="006ce116" style:font-size-asian="14pt" style:font-weight-asian="normal" style:font-size-complex="14pt" style:font-weight-complex="normal"/>
    </style:style>
    <style:style style:name="T24" style:family="text">
      <style:text-properties fo:font-weight="bold" style:font-weight-asian="bold" style:font-weight-complex="bold"/>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officeooo:rsid="0036388e"/>
    </style:style>
    <style:style style:name="T27" style:family="text">
      <style:text-properties officeooo:rsid="006d89b2"/>
    </style:style>
    <style:style style:name="T28" style:family="text">
      <style:text-properties officeooo:rsid="006db1bb"/>
    </style:style>
    <style:style style:name="T29" style:family="text">
      <style:text-properties officeooo:rsid="006ddd72"/>
    </style:style>
    <style:style style:name="T30" style:family="text">
      <style:text-properties officeooo:rsid="006e5f88"/>
    </style:style>
    <style:style style:name="T31" style:family="text">
      <style:text-properties officeooo:rsid="00701841"/>
    </style:style>
    <style:style style:name="T32" style:family="text">
      <style:text-properties fo:font-style="normal" style:font-style-asian="normal" style:font-style-complex="normal"/>
    </style:style>
    <style:style style:name="T33" style:family="text">
      <style:text-properties fo:font-style="normal" officeooo:rsid="00716174" style:font-style-asian="normal" style:font-style-complex="normal"/>
    </style:style>
    <style:style style:name="T34" style:family="text">
      <style:text-properties officeooo:rsid="0073b91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26">CP132</text:p>
          </table:table-cell>
          <table:table-cell table:style-name="Table1.A1" office:value-type="string">
            <text:p text:style-name="P15">Homework 4</text:p>
          </table:table-cell>
        </table:table-row>
        <table:table-row>
          <table:table-cell table:style-name="Table1.A1" office:value-type="string">
            <text:p text:style-name="P27">Score: ______/<text:span text:style-name="T19">20</text:span></text:p>
          </table:table-cell>
          <table:table-cell table:style-name="Table1.A1" office:value-type="string">
            <text:p text:style-name="P28"><text:span text:style-name="T30">v</text:span><text:span text:style-name="T29">2.</text:span><text:span text:style-name="T30">0</text:span></text:p>
          </table:table-cell>
        </table:table-row>
      </table:table>
      <text:p text:style-name="P5"/>
      <text:p text:style-name="P6">In this <text:span text:style-name="T7">homework</text:span>, you’<text:span text:style-name="T3">ll get some practice in writing </text:span><text:span text:style-name="T4">loops,</text:span><text:span text:style-name="T20"> writing pseudocode and drawing flowcharts</text:span><text:span text:style-name="T4">.</text:span></text:p>
      <text:p text:style-name="P6"/>
      <text:p text:style-name="P25">Link to <text:span text:style-name="T2">assignment</text:span>: <text:a xlink:type="simple" xlink:href="https://classroom.github.com/a/cR2atljQ" text:style-name="Internet_20_link" text:visited-style-name="Visited_20_Internet_20_Link">https://classroom.github.com/a/cR2atljQ</text:a></text:p>
      <text:p text:style-name="P6"/>
      <text:p text:style-name="P31">Specifications</text:p>
      <text:p text:style-name="P14"><text:span text:style-name="T21"/></text:p>
      <text:p text:style-name="P16">Rock, paper, scissors is a children’s game where two players simultaneously make the shape of a rock, paper, or scissors with their hands. A player who plays rock would beat a player who plays scissors, a player who plays scissors would beat a player who plays paper, and a player that plays paper would beat a player who plays rock. If two players play the same thing, it results in a draw.</text:p>
      <text:p text:style-name="P16"/>
      <text:p text:style-name="P18">The player will be allowed to input either rock, paper, or scissors and the opposing player’s choice will be randomly chosen. Output to the player whether or not they won, lost, or drew.</text:p>
      <text:p text:style-name="P16"/>
      <text:p text:style-name="P18">The game should be a best-of-<text:span text:style-name="T20">five</text:span> scenario. A player will need to win <text:span text:style-name="T31">three</text:span> games to win the match. Games resulting in a draw should not be considered.</text:p>
      <text:p text:style-name="P16"/>
      <text:p text:style-name="P19">(10 pts) Design the logic for the game by drawing a flowchart and writing pseudocode.</text:p>
      <text:p text:style-name="P16"/>
      <text:p text:style-name="P16"><text:span text:style-name="T20">(10 pts) </text:span>Program <text:span text:style-name="T5">the</text:span> <text:span text:style-name="T5">rock, paper, scissors game </text:span><text:span text:style-name="T20">you designed</text:span><text:span text:style-name="T5">. </text:span></text:p>
      <text:p text:style-name="P17"/>
      <text:p text:style-name="P3">Constraints</text:p>
      <text:p text:style-name="P24"/>
      <text:list text:style-name="L1">
        <text:list-item>
          <text:p text:style-name="P35">Prompt the user before every input.</text:p>
          <text:list>
            <text:list-item>
              <text:p text:style-name="P35">Ex: “<text:span text:style-name="T6">Enter a </text:span><text:span text:style-name="T18">either ...</text:span><text:span text:style-name="T6">: </text:span>”</text:p>
            </text:list-item>
          </text:list>
        </text:list-item>
        <text:list-item>
          <text:p text:style-name="P35">Echo every input.</text:p>
          <text:list>
            <text:list-item>
              <text:p text:style-name="P35">Ex: “<text:span text:style-name="T18">Rock beats scissors</text:span><text:span text:style-name="T6">.</text:span>”</text:p>
            </text:list-item>
          </text:list>
        </text:list-item>
        <text:list-item>
          <text:p text:style-name="P33">The logic to <text:span text:style-name="T16">prompt the user and then </text:span>get the<text:span text:style-name="T16">ir</text:span> input should be in <text:span text:style-name="T28">its</text:span><text:span text:style-name="T17"> own</text:span> method.</text:p>
        </text:list-item>
        <text:list-item>
          <text:p text:style-name="P34">The logic that randomly generates the opposing player’s choice should be in its own method.</text:p>
        </text:list-item>
        <text:list-item>
          <text:p text:style-name="P36"><text:span text:style-name="T32">The logic that </text:span><text:span text:style-name="T33">calculates who won or loss should be in its own method</text:span><text:span text:style-name="T32">.</text:span></text:p>
        </text:list-item>
        <text:list-item>
          <text:p text:style-name="P38">Declare variables before using them.</text:p>
        </text:list-item>
        <text:list-item>
          <text:p text:style-name="P39">(<text:span text:style-name="T20">C</text:span>ode only) Close the input Scanner when there are no more inputs.</text:p>
        </text:list-item>
      </text:list>
      <text:p text:style-name="P17"/>
      <text:p text:style-name="P2">E<text:span text:style-name="T15">xtra Credit Opportunity </text:span><text:span text:style-name="T22">(for code only)</text:span></text:p>
      <text:p text:style-name="P21"/>
      <text:list text:style-name="L2">
        <text:list-item>
          <text:p text:style-name="P37"><text:span text:style-name="T13">(</text:span><text:span text:style-name="T12">1 pt) </text:span><text:span text:style-name="T14">Validate the user’s input. If a user types in something that isn’t “rock”, “paper”, or “scissors” (or any other inputs you allow), prompt the user to input again.</text:span></text:p>
          <text:list>
            <text:list-item>
              <text:p text:style-name="P40">In your reprompt, make sure you make it clear what you expect from the user.</text:p>
            </text:list-item>
          </text:list>
        </text:list-item>
      </text:list>
      <text:p text:style-name="P12"/>
      <text:p text:style-name="P20"><text:span text:style-name="T10">Scoring </text:span><text:span text:style-name="T11">Rubric </text:span><text:span text:style-name="T23">(for code only)</text:span></text:p>
      <text:p text:style-name="P23"/>
      <table:table table:name="Table2" table:style-name="Table2">
        <table:table-column table:style-name="Table2.A"/>
        <table:table-column table:style-name="Table2.B"/>
        <table:table-row>
          <table:table-cell table:style-name="Table2.A1" office:value-type="string">
            <text:p text:style-name="P29"><text:span text:style-name="T8">10</text:span>/10</text:p>
          </table:table-cell>
          <table:table-cell table:style-name="Table2.B1" office:value-type="string">
            <text:p text:style-name="P30">Program meets specifications.</text:p>
          </table:table-cell>
        </table:table-row>
        <table:table-row>
          <table:table-cell table:style-name="Table2.A2" office:value-type="string">
            <text:p text:style-name="P30"><text:span text:style-name="T9">9-</text:span><text:span text:style-name="T8">6</text:span>/10</text:p>
          </table:table-cell>
          <table:table-cell table:style-name="Table2.B2" office:value-type="string">
            <text:p text:style-name="P30">Program does not meet specifications but there was noticeable effort.</text:p>
          </table:table-cell>
        </table:table-row>
        <table:table-row>
          <table:table-cell table:style-name="Table2.A2" office:value-type="string">
            <text:p text:style-name="P30"><text:span text:style-name="T8">5-</text:span><text:span text:style-name="T9">0</text:span>/10</text:p>
          </table:table-cell>
          <table:table-cell table:style-name="Table2.B2" office:value-type="string">
            <text:p text:style-name="P30">Program does not meet specifications and there was little effort put in.</text:p>
          </table:table-cell>
        </table:table-row>
      </table:table>
      <text:p text:style-name="P22"><text:span text:style-name="T10"/></text:p>
      <text:p text:style-name="P1">Submission</text:p>
      <text:p text:style-name="P7"/>
      <text:p text:style-name="P8">The submission for this <text:span text:style-name="T34">homework</text:span> <text:span text:style-name="T3">is</text:span> the commit ID you want to be graded, <text:span text:style-name="T20">the flowchart, and the pseudocode</text:span>. <text:span text:style-name="T1">You will submit </text:span><text:span text:style-name="T27">them</text:span><text:span text:style-name="T1"> via the Canvas assignment.</text:span></text:p>
      <text:p text:style-name="P8"/>
      <text:p text:style-name="P10"><text:span text:style-name="T24">Submit only </text:span><text:span text:style-name="T25">one</text:span><text:span text:style-name="T24"> vsdx file for your flowcharts</text:span>. Utilize multiple pages.</text:p>
      <text:p text:style-name="P10"/>
      <text:p text:style-name="P10"><text:span text:style-name="T24">Submit only </text:span><text:span text:style-name="T25">one</text:span><text:span text:style-name="T24"> text file for your pseudocode</text:span>. Before your pseudocode, make it clear which problem your pseudocode is for. <text:span text:style-name="T26">Acceptable file formats for your pseudocode: txt, pdf, docx, doc, odt</text:span></text:p>
      <text:p text:style-name="P10"/>
      <text:p text:style-name="P11">You may put the two files in an archive file. Acceptable archive file types: zip, 7z, rar, tar, tar.gz</text:p>
      <text:p text:style-name="P10"/>
      <text:p text:style-name="P9">Failure to follow submission instructions will result in lost points.</text:p>
      <text:p text:style-name="P9"/>
      <text:p text:style-name="P4">Academic Honesty Reminder</text:p>
      <text:p text:style-name="P13"/>
      <text:p text:style-name="P13">Students who copy answers from online sources or their peers will be given a score of 0 on the assignment and will also be subject to a violation of the academic honesty policy. Additionally, employing AI for assignment assistance is considered a breach of the academic honesty polic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Nicholas Page</meta:initial-creator>
    <meta:creation-date>2022-08-18T14:27:38.461000000</meta:creation-date>
    <dc:date>2023-10-01T00:17:35.520000000</dc:date>
    <meta:editing-duration>PT13H13M26S</meta:editing-duration>
    <meta:editing-cycles>63</meta:editing-cycles>
    <meta:generator>LibreOffice/7.6.2.1$Windows_X86_64 LibreOffice_project/56f7684011345957bbf33a7ee678afaf4d2ba333</meta:generator>
    <meta:document-statistic meta:table-count="2" meta:image-count="0" meta:object-count="0" meta:page-count="2" meta:paragraph-count="40" meta:word-count="512" meta:character-count="2967" meta:non-whitespace-character-count="2505"/>
  </office:meta>
</office:document-meta>
</file>